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Table_20_Contents">25.5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Heading" style:family="paragraph" style:name="Table_20_Heading" style:parent-style-name="Standard">
    </style:style>
    <style:style style:class="text" style:display-name="Table Contents" style:family="paragraph" style:name="Table_20_Contents" style:parent-style-name="Table_20_Heading">
    </style: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family="table-cell" style:name="TableHeaderRowCell">
      <style:table-cell-properties fo:border-bottom="0.5pt solid #000000" fo:border-left="none" fo:border-right="none" fo:border-top="0.5pt solid #000000" fo:padding="0.049cm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HeaderRowCell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7T16:26:30Z</meta:creation-date>
    <dc:date>2024-03-17T16:26:30Z</dc:date>
  </office:meta>
</office:document-meta>
</file>